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 Sans1" svg:font-family="'Lucida Sans'"/>
    <style:font-face style:name="OpenSymbol" svg:font-family="OpenSymbol"/>
    <style:font-face style:name="ArialMT" svg:font-family="ArialMT" style:font-family-generic="swiss"/>
    <style:font-face style:name="Courier New" svg:font-family="'Courier New'" style:font-family-generic="modern" style:font-pitch="fixed"/>
    <style:font-face style:name="URW Chancery L" svg:font-family="'URW Chancery 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6.443cm" fo:margin-left="-0.191cm" table:align="left" style:writing-mode="lr-tb"/>
    </style:style>
    <style:style style:name="Tabla1.A" style:family="table-column">
      <style:table-column-properties style:column-width="15.443cm"/>
    </style:style>
    <style:style style:name="Tabla1.B" style:family="table-column">
      <style:table-column-properties style:column-width="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B1" style:family="table-cell">
      <style:table-cell-properties style:vertical-align="middle" fo:padding-left="0.191cm" fo:padding-right="0.191cm" fo:padding-top="0cm" fo:padding-bottom="0cm" fo:border="none" style:writing-mode="lr-tb"/>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fo:background-color="transparent" style:font-weight-asian="normal" style:font-weight-complex="normal"/>
    </style:style>
    <style:style style:name="P3" style:family="paragraph" style:parent-style-name="Standard">
      <style:text-properties fo:color="#ff3333" fo:font-size="13pt" fo:font-weight="normal" style:font-size-asian="13pt" style:font-weight-asian="normal" style:font-size-complex="13pt" style:font-weight-complex="normal"/>
    </style:style>
    <style:style style:name="P4" style:family="paragraph" style:parent-style-name="Standard">
      <style:text-properties fo:color="#ff3333" fo:font-size="13pt" fo:font-weight="normal" fo:background-color="transparent" style:font-size-asian="13pt" style:font-weight-asian="normal" style:font-size-complex="13pt" style:font-weight-complex="normal"/>
    </style:style>
    <style:style style:name="P5" style:family="paragraph" style:parent-style-name="Standard">
      <style:text-properties fo:background-color="transparent"/>
    </style:style>
    <style:style style:name="P6" style:family="paragraph" style:parent-style-name="Standard">
      <style:paragraph-properties fo:text-align="justify" style:justify-single-word="false"/>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7" style:family="paragraph" style:parent-style-name="Standard">
      <style:text-properties fo:background-color="#00ff00"/>
    </style:style>
    <style:style style:name="P8" style:family="paragraph" style:parent-style-name="Standard">
      <style:text-properties fo:background-color="#0000ff"/>
    </style:style>
    <style:style style:name="P9" style:family="paragraph" style:parent-style-name="Standard">
      <style:text-properties fo:color="#004586" fo:font-weight="bold" style:font-weight-asian="bold" style:font-weight-complex="bold"/>
    </style:style>
    <style:style style:name="P10" style:family="paragraph" style:parent-style-name="Standard">
      <style:text-properties fo:color="#004586" fo:font-weight="bold" fo:background-color="transparent" style:font-weight-asian="bold" style:font-weight-complex="bold"/>
    </style:style>
    <style:style style:name="P11" style:family="paragraph" style:parent-style-name="Standard">
      <style:paragraph-properties fo:text-align="center" style:justify-single-word="false"/>
      <style:text-properties fo:color="#004586" fo:font-size="14pt" fo:font-weight="bold" style:font-size-asian="14pt" style:font-weight-asian="bold" style:font-size-complex="14pt" style:font-weight-complex="bold"/>
    </style:style>
    <style:style style:name="P12" style:family="paragraph" style:parent-style-name="Standard">
      <style:text-properties fo:font-variant="normal" fo:text-transform="none" fo:color="#004586" fo:letter-spacing="normal" fo:font-style="normal" fo:font-weight="bold" style:font-weight-asian="bold" style:font-weight-complex="bold"/>
    </style:style>
    <style:style style:name="P13" style:family="paragraph" style:parent-style-name="Standard">
      <style:text-properties fo:font-variant="normal" fo:text-transform="none" fo:color="#222222" fo:letter-spacing="normal" fo:font-style="normal" fo:font-weight="normal" fo:background-color="transparent"/>
    </style:style>
    <style:style style:name="P14" style:family="paragraph" style:parent-style-name="Standard">
      <style:paragraph-properties fo:background-color="transparent">
        <style:background-image/>
      </style:paragraph-properties>
      <style:text-properties fo:font-weight="normal" fo:background-color="transparent" style:font-weight-asian="normal" style:font-weight-complex="normal"/>
    </style:style>
    <style:style style:name="P15" style:family="paragraph" style:parent-style-name="Standard">
      <style:paragraph-properties fo:margin-left="0cm" fo:margin-right="0cm" fo:orphans="2" fo:widows="2" fo:text-indent="0cm" style:auto-text-indent="false"/>
      <style:text-properties style:font-name="Arial" fo:font-size="14pt" style:font-size-asian="14pt" style:font-size-complex="14pt"/>
    </style:style>
    <style:style style:name="P16" style:family="paragraph" style:parent-style-name="Standard">
      <style:paragraph-properties fo:margin-top="0cm" fo:margin-bottom="0.212cm" fo:text-align="center" style:justify-single-word="false" style:snap-to-layout-grid="false"/>
      <style:text-properties style:font-name="Arial" fo:font-size="11pt" style:font-size-asian="11pt" style:font-name-complex="Arial" style:font-size-complex="11pt"/>
    </style:style>
    <style:style style:name="P17" style:family="paragraph" style:parent-style-name="Standard">
      <style:paragraph-properties fo:margin-top="0cm" fo:margin-bottom="0.212cm" style:snap-to-layout-grid="false"/>
    </style:style>
    <style:style style:name="P18" style:family="paragraph" style:parent-style-name="Standard">
      <style:paragraph-properties fo:margin-left="1.251cm" fo:margin-right="0cm" fo:margin-top="0cm" fo:margin-bottom="0.212cm" fo:text-indent="0cm" style:auto-text-indent="false" style:snap-to-layout-grid="false"/>
    </style:style>
    <style:style style:name="P19" style:family="paragraph" style:parent-style-name="Standard">
      <style:paragraph-properties fo:margin-left="2.501cm" fo:margin-right="0cm" fo:margin-top="0cm" fo:margin-bottom="0.212cm" fo:text-indent="0cm" style:auto-text-indent="false" style:snap-to-layout-grid="false"/>
    </style:style>
    <style:style style:name="P20" style:family="paragraph" style:parent-style-name="Text_20_body">
      <style:paragraph-properties fo:line-height="150%" fo:text-align="center"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21" style:family="paragraph" style:parent-style-name="Text_20_body">
      <style:paragraph-properties fo:line-height="150%" fo:text-align="justify"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22" style:family="paragraph" style:parent-style-name="Text_20_body">
      <style:paragraph-properties fo:line-height="150%" fo:text-align="justify"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23" style:family="paragraph" style:parent-style-name="Text_20_body">
      <style:paragraph-properties fo:line-height="150%" fo:text-align="start"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24" style:family="paragraph" style:parent-style-name="Text_20_body">
      <style:paragraph-properties fo:line-height="150%" fo:text-align="end"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25" style:family="paragraph" style:parent-style-name="Standard" style:list-style-name="L1">
      <style:text-properties fo:font-weight="normal" style:font-weight-asian="normal" style:font-weight-complex="normal"/>
    </style:style>
    <style:style style:name="P26" style:family="paragraph" style:parent-style-name="Standard" style:list-style-name="L2">
      <style:text-properties fo:font-weight="normal" style:font-weight-asian="normal" style:font-weight-complex="normal"/>
    </style:style>
    <style:style style:name="P27" style:family="paragraph" style:parent-style-name="Standard" style:list-style-name="L3">
      <style:text-properties fo:font-weight="normal" style:font-weight-asian="normal" style:font-weight-complex="normal"/>
    </style:style>
    <style:style style:name="P28" style:family="paragraph" style:parent-style-name="Standard" style:list-style-name="L4">
      <style:text-properties fo:font-weight="normal" style:font-weight-asian="normal" style:font-weight-complex="normal"/>
    </style:style>
    <style:style style:name="P29" style:family="paragraph" style:parent-style-name="Standard" style:list-style-name="L5">
      <style:text-properties fo:font-weight="normal" style:font-weight-asian="normal" style:font-weight-complex="normal"/>
    </style:style>
    <style:style style:name="P30" style:family="paragraph" style:parent-style-name="Standard" style:list-style-name="L6">
      <style:text-properties fo:font-weight="normal" style:font-weight-asian="normal" style:font-weight-complex="normal"/>
    </style:style>
    <style:style style:name="P31" style:family="paragraph" style:parent-style-name="Standard" style:list-style-name="L7">
      <style:text-properties fo:font-weight="normal" style:font-weight-asian="normal" style:font-weight-complex="normal"/>
    </style:style>
    <style:style style:name="P32" style:family="paragraph" style:parent-style-name="Standard" style:list-style-name="L8">
      <style:text-properties fo:font-weight="normal" style:font-weight-asian="normal" style:font-weight-complex="normal"/>
    </style:style>
    <style:style style:name="P33" style:family="paragraph" style:parent-style-name="Standard" style:list-style-name="L9">
      <style:text-properties fo:font-weight="normal" style:font-weight-asian="normal" style:font-weight-complex="normal"/>
    </style:style>
    <style:style style:name="P34" style:family="paragraph" style:parent-style-name="Standard">
      <style:paragraph-properties style:snap-to-layout-grid="false"/>
      <style:text-properties style:font-name="Arial" fo:font-size="11pt" style:font-size-asian="11pt" style:font-name-complex="Arial" style:font-size-complex="11pt"/>
    </style:style>
    <style:style style:name="P35"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36" style:family="paragraph" style:parent-style-name="Standard">
      <style:paragraph-properties fo:text-align="center"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37" style:family="paragraph" style:parent-style-name="Standard">
      <style:text-properties fo:font-variant="normal" fo:text-transform="none" fo:color="#004586" fo:letter-spacing="normal" fo:font-style="normal" fo:font-weight="bold" style:font-weight-asian="bold" style:font-weight-complex="bold"/>
    </style:style>
    <style:style style:name="P38" style:family="paragraph" style:parent-style-name="Standard">
      <style:text-properties fo:font-variant="normal" fo:text-transform="none" fo:color="#004586" fo:letter-spacing="normal" fo:font-style="normal" fo:font-weight="bold" fo:background-color="transparent" style:font-weight-asian="bold" style:font-weight-complex="bold"/>
    </style:style>
    <style:style style:name="P39" style:family="paragraph" style:parent-style-name="Standard">
      <style:text-properties fo:font-variant="normal" fo:text-transform="none" fo:color="#222222" fo:letter-spacing="normal" fo:font-style="normal" fo:font-weight="normal" fo:background-color="transparent"/>
    </style:style>
    <style:style style:name="P40" style:family="paragraph" style:parent-style-name="Standard">
      <style:text-properties fo:font-variant="normal" fo:text-transform="none" fo:color="#222222" fo:letter-spacing="normal" fo:font-style="normal" fo:background-color="transparent"/>
    </style:style>
    <style:style style:name="P41" style:family="paragraph" style:parent-style-name="Standard">
      <style:paragraph-properties fo:text-align="center" style:justify-single-word="false"/>
      <style:text-properties fo:color="#004586" fo:font-size="14pt" fo:font-weight="bold" style:font-size-asian="14pt" style:font-size-complex="14pt"/>
    </style:style>
    <style:style style:name="P42" style:family="paragraph" style:parent-style-name="Standard">
      <style:paragraph-properties fo:margin-top="0cm" fo:margin-bottom="0.212cm" style:snap-to-layout-grid="false"/>
      <style:text-properties style:font-name="Arial" fo:font-size="11pt" style:font-size-asian="11pt" style:font-name-complex="Arial" style:font-size-complex="11pt"/>
    </style:style>
    <style:style style:name="P43" style:family="paragraph" style:parent-style-name="Standard">
      <style:paragraph-properties fo:margin-top="0cm" fo:margin-bottom="0.212cm" fo:text-align="center" style:justify-single-word="false" style:snap-to-layout-grid="false"/>
      <style:text-properties style:font-name="Arial" fo:font-size="11pt" style:font-size-asian="11pt" style:font-name-complex="Arial" style:font-size-complex="11pt"/>
    </style:style>
    <style:style style:name="P44" style:family="paragraph" style:parent-style-name="Standard">
      <style:paragraph-properties fo:margin-left="1.249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45" style:family="paragraph" style:parent-style-name="Standard">
      <style:paragraph-properties fo:margin-left="2.498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46" style:family="paragraph" style:parent-style-name="Standard">
      <style:paragraph-properties fo:margin-left="3.747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47"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48"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fo:background-color="transparent" style:font-size-asian="14pt" style:font-size-complex="14pt"/>
    </style:style>
    <style:style style:name="P4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50" style:family="paragraph" style:parent-style-name="Text_20_body">
      <style:paragraph-properties fo:margin-left="0cm" fo:margin-right="0cm" fo:margin-top="0cm" fo:margin-bottom="0cm" fo:line-height="150%" fo:text-align="justify" style:justify-single-word="false" fo:orphans="2" fo:widows="2" fo:text-indent="0cm" style:auto-text-indent="false"/>
      <style:text-properties fo:font-variant="normal" fo:text-transform="none" fo:color="#222222" style:font-name="Arial" fo:font-size="11pt" fo:letter-spacing="normal" fo:font-style="normal" fo:font-weight="normal" style:font-size-asian="11pt" style:font-weight-asian="bold" style:font-name-complex="Arial" style:font-size-complex="11pt"/>
    </style:style>
    <style:style style:name="P51" style:family="paragraph" style:parent-style-name="Heading_20_2">
      <style:paragraph-properties fo:line-height="150%" fo:text-align="center" style:justify-single-word="false" fo:orphans="2" fo:widows="2"/>
      <style:text-properties fo:font-variant="normal" fo:text-transform="none" fo:color="#004586" style:font-name="URW Chancery L" fo:font-size="36pt" fo:letter-spacing="normal" fo:font-style="normal" fo:font-weight="bold" style:font-size-asian="36pt" style:font-style-asian="italic" style:font-weight-asian="bold" style:font-name-complex="Arial" style:font-size-complex="3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00ff00" style:font-weight-asian="normal" style:font-weight-complex="normal"/>
    </style:style>
    <style:style style:name="T4" style:family="text">
      <style:text-properties fo:background-color="#00ff00"/>
    </style:style>
    <style:style style:name="T5" style:family="text">
      <style:text-properties fo:font-style="italic" style:font-style-asian="italic" style:font-style-complex="italic"/>
    </style:style>
    <style:style style:name="T6" style:family="text">
      <style:text-properties fo:background-color="#ff0000"/>
    </style:style>
    <style:style style:name="T7" style:family="text">
      <style:text-properties fo:background-color="#ffff00"/>
    </style:style>
    <style:style style:name="T8" style:family="text">
      <style:text-properties fo:background-color="#0000ff"/>
    </style:style>
    <style:style style:name="T9" style:family="text">
      <style:text-properties style:font-name="Courier New"/>
    </style:style>
    <style:style style:name="T10" style:family="text">
      <style:text-properties style:use-window-font-color="true"/>
    </style:style>
    <style:style style:name="T11" style:family="text">
      <style:text-properties fo:font-variant="normal" fo:text-transform="none" fo:color="#222222" fo:letter-spacing="normal" fo:font-style="normal" fo:font-weight="normal"/>
    </style:style>
    <style:style style:name="T12" style:family="text">
      <style:text-properties fo:font-variant="normal" fo:text-transform="none" fo:color="#222222" fo:letter-spacing="normal" fo:font-style="normal" fo:font-weight="normal" fo:background-color="transparent" style:font-weight-asian="bold" style:font-weight-complex="bold"/>
    </style:style>
    <style:style style:name="T13" style:family="text">
      <style:text-properties fo:font-variant="normal" fo:text-transform="none" fo:color="#004586" fo:letter-spacing="normal" fo:font-style="normal" fo:font-weight="normal"/>
    </style:style>
    <style:style style:name="T14" style:family="text">
      <style:text-properties fo:font-variant="normal" fo:text-transform="none" fo:color="#004586" fo:letter-spacing="normal" fo:font-style="normal" fo:font-weight="bold" fo:background-color="transparent" style:font-weight-asian="bold" style:font-weight-complex="bold"/>
    </style:style>
    <style:style style:name="T15" style:family="text">
      <style:text-properties fo:font-variant="normal" fo:text-transform="none" fo:color="#000000" fo:letter-spacing="normal" fo:font-style="normal" fo:font-weight="bold" fo:background-color="transparent" style:font-weight-asian="bold" style:font-weight-complex="bold"/>
    </style:style>
    <style:style style:name="T16" style:family="text">
      <style:text-properties fo:font-variant="normal" fo:text-transform="none" fo:color="#000000" fo:letter-spacing="normal" fo:font-style="normal" fo:font-weight="normal" fo:background-color="transparent" style:font-weight-asian="normal" style:font-weight-complex="normal"/>
    </style:style>
    <style:style style:name="T17" style:family="text">
      <style:text-properties style:font-name="Arial" fo:font-size="11pt" style:font-size-asian="11pt" style:font-name-complex="Arial" style:font-size-complex="11pt"/>
    </style:style>
    <style:style style:name="T18" style:family="text">
      <style:text-properties fo:color="#004586"/>
    </style:style>
    <style:style style:name="T19" style:family="text">
      <style:text-properties style:font-weight-asian="bold"/>
    </style:style>
    <style:style style:name="T20"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as locales:</text:p>
      <text:p text:style-name="Standard"/>
      <text:p text:style-name="Standard">Colores de resaltado:</text:p>
      <text:p text:style-name="Standard"><text:span text:style-name="T8">azul:</text:span> revisar para borrar</text:p>
      <text:p text:style-name="Standard"><text:span text:style-name="T4">verde:</text:span> revisar para agregar</text:p>
      <text:p text:style-name="Standard"><text:span text:style-name="T7">amarillo:</text:span> revisar</text:p>
      <text:p text:style-name="Standard"><text:span text:style-name="T6">rojo:</text:span> anotaciones</text:p>
      <text:p text:style-name="Standard"/>
      <text:p text:style-name="Standard">Los corchetes representan tareas o información a agregar, ej: [INDICE]</text:p>
      <text:p text:style-name="Standard"/>
      <text:p text:style-name="Standard">Introducción:</text:p>
      <text:p text:style-name="Standard"/>
      <text:p text:style-name="P6">Uno de los elementos centrales en la construcción de soluciones algorítmicas a problemas es el uso de las denominadas <text:span text:style-name="T5">técnicas de diseño de algoritmos</text:span>. Las técnicas de diseño de algoritmos brindan formas, en cierto sentido genéricas, de pensar en soluciones a problemas algorítmicos. Algunos ejemplos de técnicas de diseño de algoritmos tradicionales son Divide &amp; Conquer (fuertemente ligada a recursión), programación dinámica (con importantes aplicaciones en problemas de optimización), y greedy (que muchas veces se aplica en la resolución aproximada de problemas). </text:p>
      <text:p text:style-name="P6"/>
      <text:p text:style-name="P6">Una técnica de diseño de algoritmos de gran importancia es la denominada Búsqueda. Esta técnica es sumamente general, e incluye backtracking, técnicas de búsqueda en problemas con adversarios, y otras. Esta técnica tiene una característica distintiva: su ámbito de aplicación es sumamente amplio. De hecho, existen paradigmas de programación basados en búsqueda (en particular, la Programación Lógica).</text:p>
      <text:p text:style-name="P6"/>
      <text:p text:style-name="P6">Un problema que se observa con frecuencia en soluciones algorítmicas basadas en búsqueda es que las implementaciones suelen ser muy cohesivas, mezclando cuestiones vinculadas al problema específico con otras más “generales”, como la implementación de motores de búsqueda. Esto en muchos casos está justificado por razones de eficiencia, pero hace muy difícil reutilizar elementos presentes en las implementaciones.</text:p>
      <text:p text:style-name="P6"/>
      <text:p text:style-name="P6">En este trabajo proponemos desarrollar una plataforma genérica y extensible, para el desarrollo de soluciones algorítmicas para problemas de búsqueda. A través del uso de esta plataforma, los motores de inferencia/búsqueda desarrollados podrán reutilizarse fácilmente por diferentes problemas, y la definición de problemas de búsqueda se podrá hacer de manera incremental sobre porciones “pre-implementadas” del concepto de problema de búsqueda. La plataforma será desarrollada en Java[AGREGAR REFERENCIA A SECCION DE JAVA], y se hará uso intensivo de genericidad y herencia para facilitar extensibilidad y parametrización en la solución.</text:p>
      <text:p text:style-name="P8"/>
      <text:p text:style-name="P8"/>
      <text:p text:style-name="P8"/>
      <text:p text:style-name="P8"/>
      <text:p text:style-name="P8"/>
      <text:p text:style-name="P8"/>
      <text:p text:style-name="P8"/>
      <text:p text:style-name="P5"/>
      <text:p text:style-name="P5"/>
      <text:p text:style-name="P5"/>
      <text:p text:style-name="P5"/>
      <text:p text:style-name="P5"/>
      <text:p text:style-name="P5"/>
      <text:p text:style-name="P5"/>
      <text:p text:style-name="P7"><text:soft-page-break/>[INDICE]</text:p>
      <text:p text:style-name="P5"/>
      <text:p text:style-name="P7">[INDICE FIGURAS]</text:p>
      <text:p text:style-name="P5"/>
      <text:p text:style-name="P5"/>
      <text:p text:style-name="P7">Introducción:</text:p>
      <text:p text:style-name="P7"/>
      <text:p text:style-name="P7">Hay numerosos problemas que utilizan a búsqueda como técnica para diseñar la solución. En todos los casos siempre se pueden remarcar cuatro partes, estas son, el estado o modelo que describe una instancia del problema, el problema a resolver, métodos para cambiar un estado a otro aplicando un único paso de transformación* y el motor de búsqueda que a partir de un estado inicial y un problema encuentra un estado que bien puede ser la solución al problema planteado o bien ser un estado mas cercano a resolver al mismo.</text:p>
      <text:p text:style-name="P7">En todas las aplicaciones que utilizan búsqueda para resolver un problema, las partes previamente mencionadas están usualmente “pegadas” o incorrectamente modularizadas. El problema que esto trae es que para cada aplicación que requiere la resolución de algún problema mediante búsqueda se hace necesario el diseño e implementación de todas las partes.</text:p>
      <text:p text:style-name="P7"/>
      <text:p text:style-name="P7">Utilización de plataformas de desarrollo(patrones):</text:p>
      <text:p text:style-name="P7"/>
      <text:p text:style-name="P7">[ABAJO: AGREGAR DEFINICION DE PATRONES]</text:p>
      <text:p text:style-name="P7">En el desarrollo de software es común enfrentarse a un problema que tiende a repetirse, en esos casos es muy común que el o los desarrolladores diseñen e implementen su solución, la cual probablemente estará muy “atada” al problema particular que estén solucionando. Los patrones de diseño son una solución mas elegante, probada y con muchas ventajas como una mayor independencia a cual es el problema particular que se esté solucionando. Un ejemplo de esto puede ser el patrón MVC (modelo-vista-controlador) el cual representa un problema muy común en aplicaciones que requieren el uso de interfaces gráficas que actúan sobre un modelo de datos. Si bien es completamente posible resolver dicho problema de forma “casera”, el patrón MVC presenta una estructura sobre la cual es posible diseñar cualquier aplicación (parte de la aplicación) que requiera una o mas vistas, un modelo y un controlador, al mismo tiempo que permite intercambiar estas partes.</text:p>
      <text:p text:style-name="P7"/>
      <text:p text:style-name="P7">Para el problema diseñar aplicaciones que hagan uso de búsqueda proponemos crear una plataforma de desarrollo que tenga divididas estas cuatro partes en <text:span text:style-name="T1">estado</text:span>, <text:span text:style-name="T1">problema</text:span>, <text:span text:style-name="T1">reglas de cambio de estado</text:span> (funciones de cambio de estado) y <text:span text:style-name="T1">motor de búsqueda</text:span> de forma que se pueda reutilizar una gran cantidad de código. Esta meta se logra al hacer que el problema, estado, reglas y motor estén modularizados de forma totalmente independiente mediante interfaces, clases abstractas y genericidad con restricciones**.</text:p>
      <text:p text:style-name="P7"/>
      <text:p text:style-name="P7">[AGREGAR COMO NOTA AL PIE]</text:p>
      <text:p text:style-name="P7">*Los pasos de transformación pueden entenderse como cambios atómicos al estado, cambios que no pueden subdividirse en pasos mas pequeños.</text:p>
      <text:p text:style-name="P7"/>
      <text:p text:style-name="P7">**La genericidad con restricciones es aquella que restringe a los parámetros de clases para que deriven de una clase en particular, ej: <text:span text:style-name="T9">Clase&lt;C implements Comparable&lt;C&gt;&gt;</text:span>.</text:p>
      <text:p text:style-name="P5"/>
      <text:p text:style-name="P5"/>
      <text:p text:style-name="P5"/>
      <text:p text:style-name="P5"/>
      <text:p text:style-name="P5"/>
      <text:p text:style-name="P5"/>
      <text:p text:style-name="P5"><text:soft-page-break/></text:p>
      <text:p text:style-name="P7">[AGREGAR INFO JAVA (ver informe del nico y raul)]</text:p>
      <text:p text:style-name="P7"/>
      <text:p text:style-name="P7">Diseño e implementación:</text:p>
      <text:p text:style-name="P5"/>
      <text:p text:style-name="P5">Descripción del problema:</text:p>
      <text:p text:style-name="P5">Se desea construir una plataforma (conjunto de clases, clases abstractas e interfaces) que actúe de base para el desarrollo de: <text:span text:style-name="T1">motores de búsqueda con y sin adversario</text:span><text:span text:style-name="T2"> </text:span><text:span text:style-name="T3">(a partir de ahora llamados MBA y MBSA respectivamente)</text:span><text:span text:style-name="T2">; </text:span><text:span text:style-name="T1">problemas de búsqueda con y sin adversario </text:span><text:span text:style-name="T2">(a partir de ahora llamados PBA y PBSA respectivamente)</text:span><text:span text:style-name="T1"> mediante la descripción de sus componentes</text:span><text:span text:style-name="T2"> (noción de estado, descripción del problema, reglas de cambio de estado). Y dos ejemplos de uso, un</text:span><text:span text:style-name="T1"> juego con adversario</text:span><text:span text:style-name="T2">, y otro </text:span><text:span text:style-name="T1">juego sin adversario</text:span><text:span text:style-name="T2">, usados para demostrar la utilización de la plataforma y mostrar sus ventajas frente a tener que desarrollarlos sin tener a la misma.</text:span></text:p>
      <text:p text:style-name="P2"/>
      <text:p text:style-name="P2">El <text:span text:style-name="T1">motor de búsqueda con adversario debe ser minMax con poda alfa-beta</text:span><text:span text:style-name="T4">[REFERENCIA A MOTORES]</text:span>, en cambio el <text:span text:style-name="T1">motor de búsqueda para problemas sin adversario es a libre elección</text:span>. Ambos <text:span text:style-name="T1">problemas de ejemplo deben ser juegos</text:span> (uno con adversario y el otro sin) y el <text:span text:style-name="T1">juego sin adversario debe proveer una interfaz gráfica</text:span> de usuario. Alguno de los dos juegos con adversario debe ser ser de mediana complejidad (ej: mayor complejidad que reversi y menor que ajedrez).</text:p>
      <text:p text:style-name="P2"/>
      <text:p text:style-name="P2">Criterio de aceptación:</text:p>
      <text:p text:style-name="P2">Para que el producto final sea aceptado primero debe satisfacer al problema descripto, debe ser capaz de ejecutar dos aplicaciones (un juego con y uno sin adversario) de manera correcta donde cada juego debe cumplir con las reglas del mismo y los motores de búsqueda deben ser desafiantes en los casos de juegos con adversario o dar ayudas (o resolver la partida) para el motor sin adversario.</text:p>
      <text:p text:style-name="P2"/>
      <text:p text:style-name="P2">Metodología de trabajo:</text:p>
      <text:p text:style-name="P2">Para el desarrollo del producto primero se va a comenzar por realizar un diseño (diagrama de clases) hasta obtener un diseño coherente y estable (un diseño con pocas probabilidades de ser modificado o que solo se le hagan pequeñas modificaciones). Una vez obtenido el diseño se va a proceder por desarrollar la plataforma, luego el motor de búsqueda con adversario y el juego mas simple de los de adversario para poder testear al motor, cuando el motor este funcionando correctamente se desarrollara el motor de búsqueda sin adversario, el juego sin adversario para luego seguir con la interfaz gráfica y testear el motor. El último juego con adversario se desarrollará al último. En períodos de entre 7 a 21 días se realizarán reuniones con el director del proyecto para corroborar el diseño que se está siguiendo, informar estado de avance, realizar consultas y organizar reuniones, estas tendrán una duración máxima de 2 horas.</text:p>
      <text:p text:style-name="P2"/>
      <text:p text:style-name="P2">Herramientas a utilizar:</text:p>
      <text:p text:style-name="P2">Para los diagramas de diseño se utilizará la herramienta de modelado UML[REFERENCIA A UML] “Astah Community”, para el desarrollo de código “Eclipse”[REFERENCIA A ECLIPSE] y “DropBox”[REFERENCIA A DROPBOX] para compartir recursos.</text:p>
      <text:p text:style-name="P1"/>
      <text:p text:style-name="P1"/>
      <text:p text:style-name="P1"/>
      <text:p text:style-name="P1"/>
      <text:p text:style-name="P1"/>
      <text:p text:style-name="P1"/>
      <text:p text:style-name="P1"/>
      <text:p text:style-name="P2">Especificación de requerimientos:</text:p>
      <text:p text:style-name="P2"><text:soft-page-break/>[TODO: COPIAR ESPECIFICACIÓN DE REQUERIMIENTOS DE SOFTWARE]</text:p>
      <text:p text:style-name="P1"/>
      <text:p text:style-name="P1"/>
      <text:p text:style-name="P1">Diseño</text:p>
      <text:p text:style-name="P1"/>
      <text:p text:style-name="P14">[TODO: COPIAR DIAGRAMA DE DISEÑO (DIAGRAMA HECHO)]</text:p>
      <text:p text:style-name="P1"/>
      <text:p text:style-name="P1">La especificación del problema de búsqueda se hará con tres componentes, <text:span text:style-name="T1">estado</text:span>, <text:span text:style-name="T1">reglas </text:span>y <text:span text:style-name="T1">problema de búsqueda</text:span>. El estado contiene los métodos para modificar y leer atributos del mismo, permite saber si el mismo es exitoso, así también como si este es un estado final (no hay ninguna acción legal que permita pasar de este estado a otro). Las reglas definen funciones para pasar de un estado al otro y permiten evaluar si la misma es aplicable o no a un cierto estado. Finalmente el problema de búsqueda permite obtener todos los estados sucesores a partir de uno dado (esto lo hace aplicando todas reglas a un estado).</text:p>
      <text:p text:style-name="P1"/>
      <text:p text:style-name="P1">El motor de búsqueda se construye a partir de un motor básico que ofrece todo lo necesario para problemas de búsqueda en general <text:span text:style-name="T10">como generación de reporte, consulta de estado del motor, asignación del problema de búsqueda.</text:span> Y luego dos motores especializan a este, un motor de búsqueda sin adversarios y un motor de búsqueda con adversarios. Tanto el motor básico como el de búsqueda sin adversarios utilizan cualquier estado que derive del estado más básico, el motor de búsqueda con adversarios utiliza cualquier estado que derive del estado con adversarios (los distintos estados se explicaran más adelante). Todo motor utiliza al problema de búsqueda (cada uno con el estado que requiera).[ARRIBA: AGREGAR REFERENCIAS A PROBLEMAS CON Y SIN ADVERSARIO]</text:p>
      <text:p text:style-name="P1"/>
      <text:p text:style-name="P1">Los estados se van a definir partiendo de un estado básico que ofrece lo mínimo requerido para problemas de búsqueda. Extendiendo a este se encuentra un estado para búsquedas informadas, agregando lo necesario para las mismas y finalmente el estado con adversarios extiende a este último, nuevamente agregando todo lo necesario para búsquedas con adversarios.</text:p>
      <text:p text:style-name="P1"/>
      <text:p text:style-name="P1"/>
      <text:p text:style-name="P2">Decisiones de diseño:</text:p>
      <text:p text:style-name="P2"/>
      <text:p text:style-name="P2">En esta sección se detallaran y explicaran aquellas decisiones de diseño mas importantes o que pueden tener otras soluciones igualmente correctas.</text:p>
      <text:p text:style-name="P2"/>
      <text:p text:style-name="P2">La decisión de que la obtención de sucesores esté del lado del problema de búsqueda se basa en que se puede tener problemas con distintas reglas pero mismo estado.</text:p>
      <text:p text:style-name="P2"/>
      <text:p text:style-name="P2">Se decidió crear un puente para ser utilizado entre cualquier aplicación que necesite utilizar un motor de búsqueda con adversarios, y el motor de búsqueda. En principio para facilitar la interacción entre aplicación-plataforma. Si bien sería mejor solución dividir dicho puente para diferenciar juegos con y sin adversario, así también como tener en cuenta una cantidad de jugadores mayor a dos para los juegos con adversario. Se decidió dejar ese puente sin modificar por cuestiones de tiempo, complejidad y el hecho de que dicho puente no está incluido como un requerimiento, sin embargo es un cambio que debería hacerse en próximas versiones. Este puente se pensó para brindar lo necesario para interactuar con el motor, teniendo en cuenta los requerimientos en común que toda aplicación pueda tener, de manera de maximizar a estos sin especializar demasiado a este puente.</text:p>
      <text:p text:style-name="P2"/>
      <text:p text:style-name="P2">La decisión de tener un problema de búsqueda totalmente implementado es para permitir un desarrollo ágil de problemas y motores, por lo que se implementó el obtener sucesores como un <text:soft-page-break/>ciclo que por cada regla del problema que sea aplicable agrega los estados generados por dicha a los sucesores.</text:p>
      <text:p text:style-name="P2"/>
      <text:p text:style-name="P2">//COMPLETAR MAS</text:p>
      <text:p text:style-name="P2"/>
      <text:p text:style-name="P2">Notas sobre el diseño:</text:p>
      <text:p text:style-name="P2"/>
      <text:p text:style-name="P2">Cabe destacar que todas las extensiones e implementaciones de clases (abstractas e interfaces) que usen genericidad se harán definiendo como parámetro de clase a toda clase que extienda a la mínima clase necesaria. Este parámetro será utilizado en todo atributo de la clase que requiera parámetro de clase.</text:p>
      <text:p text:style-name="P1"/>
      <text:p text:style-name="P1">Diseño (clases y responsabilidades)</text:p>
      <text:p text:style-name="P1"/>
      <text:p text:style-name="P1">Estado</text:p>
      <text:p text:style-name="P1"/>
      <text:p text:style-name="P1">Se comienza con un estado básico (IBasicState) el cual debe tener las siguientes responsabilidades:</text:p>
      <text:p text:style-name="P1"/>
      <text:list xml:id="list249798236" text:style-name="L1">
        <text:list-item>
          <text:p text:style-name="P25">Contener toda estructura necesaria para un estado de un problema de búsqueda</text:p>
        </text:list-item>
        <text:list-item>
          <text:p text:style-name="P25">Ofrecer los métodos necesarios para interactuar con dichas estructuras</text:p>
        </text:list-item>
        <text:list-item>
          <text:p text:style-name="P25">Ofrecer los métodos necesarios que requiera cualquier problema de búsqueda (es éxito, es final, representación, verificar invariante, comparar a otro)</text:p>
        </text:list-item>
      </text:list>
      <text:p text:style-name="P1"/>
      <text:p text:style-name="P1">Un estado para búsquedas informadas (IinfState) extiende al anterior, y tiene las siguientes responsabilidades:</text:p>
      <text:p text:style-name="P1"/>
      <text:list xml:id="list1393563807" text:style-name="L2">
        <text:list-item>
          <text:p text:style-name="P26">Ofrecer un método para evaluar al estado</text:p>
        </text:list-item>
        <text:list-item>
          <text:p text:style-name="P26">Ofrecer los valores mínimos y máximos en el rango de evaluación</text:p>
        </text:list-item>
      </text:list>
      <text:p text:style-name="P1"/>
      <text:p text:style-name="P1">Nota: en principio se eligió utilizar un valor entero para la evaluación de estados, este tipo si bien muchas veces es suficiente, se pueden encontrar casos donde no es suficiente, como por ejemplo si en la evaluación se realiza un división el tipo entero ya no es suficiente (salvo que se trunque o redondee el valor obtenido), por otro lado si la evaluación requiere un tipo mas complejo ya no alcanza ni con entero ni con real. Con esto en mente la primer solución sería utilizar la interfaz “Comparable”, sin embargo dado que esta clase es parametrizada, utilizarla significa modificaciones muy complicadas al código o utilizarla sin parámetros lo cual deja el código lleno de advertencia. La solución fue crear una interfaz “IComparable” no parametrizada que ofrece el método “compareTo(IComparable other)” igual al que ofrece “Comparable”.</text:p>
      <text:p text:style-name="P1"/>
      <text:p text:style-name="P1">Un estado para búsquedas con adversarios (IStateAdversary) extiende al anterior, y tiene las siguientes responsabilidades:</text:p>
      <text:p text:style-name="P1"/>
      <text:list xml:id="list1182349984" text:style-name="L3">
        <text:list-item>
          <text:p text:style-name="P27">Ofrecer métodos para saber que jugador ganó (ganó max, ganó min)</text:p>
        </text:list-item>
        <text:list-item>
          <text:p text:style-name="P27">Ofrecer métodos para saber a que jugador pertenece un estado (es max, es min)</text:p>
        </text:list-item>
        <text:list-item>
          <text:p text:style-name="P27">Ofrecer métodos para definir que jugador corresponde a un estado (setear max, setear min)</text:p>
        </text:list-item>
      </text:list>
      <text:p text:style-name="P1"/>
      <text:p text:style-name="P1">Reglas</text:p>
      <text:p text:style-name="P1"/>
      <text:p text:style-name="P1">Una regla (IRule) define una función de cambio de estado, ofrece dos métodos, uno para saber si dado un estado la regla actual es aplicable al mismo, otra para dado un estado obtener todos aquellos estados que se obtengan de aplicar la regla al mismo. Se debe cumplir que si la regla no es aplicable, entonces la función de cambio de estado devuelve una lista sin ningún estado.</text:p>
      <text:p text:style-name="P1"><text:soft-page-break/></text:p>
      <text:p text:style-name="P1">Problema de búsqueda</text:p>
      <text:p text:style-name="P1"/>
      <text:p text:style-name="P1">El problema de búsqueda (SearchProblem) tiene las siguientes responsabilidades:</text:p>
      <text:p text:style-name="P1"/>
      <text:list xml:id="list558736411" text:style-name="L4">
        <text:list-item>
          <text:p text:style-name="P28">Definir cual es el estado inicial del problema</text:p>
        </text:list-item>
        <text:list-item>
          <text:p text:style-name="P28">Obtener a partir de un estado todos los sucesores del mismo, esto es aplicar todas las reglas del problema al estado.</text:p>
        </text:list-item>
      </text:list>
      <text:p text:style-name="P1"/>
      <text:p text:style-name="P1">Motor de búsqueda</text:p>
      <text:p text:style-name="P1"/>
      <text:p text:style-name="P1">Se comienza con un motor básico (BasicSearchEngine) que ofrece lo mínimo necesario para un motor de búsqueda y tiene las siguientes responsabilidades:</text:p>
      <text:p text:style-name="P1"/>
      <text:list xml:id="list609019335" text:style-name="L5">
        <text:list-item>
          <text:p text:style-name="P29">Contener el problema de búsqueda sobre el que realiza las búsquedas</text:p>
        </text:list-item>
        <text:list-item>
          <text:p text:style-name="P29">Realizar la búsqueda</text:p>
        </text:list-item>
        <text:list-item>
          <text:p text:style-name="P29">Obtener la solución al problema</text:p>
        </text:list-item>
        <text:list-item>
          <text:p text:style-name="P29">Obtener el estado actual de la búsqueda en forma de texto</text:p>
        </text:list-item>
        <text:list-item>
          <text:p text:style-name="P29">Obtener un reporte de la última búsqueda realizada</text:p>
        </text:list-item>
      </text:list>
      <text:p text:style-name="P1"/>
      <text:p text:style-name="P1"/>
      <text:p text:style-name="P1">Se sigue por un lado con un motor para problemas sin adversarios (SearchEngine), el cual tiene las siguientes responsabilidades:</text:p>
      <text:p text:style-name="P1"/>
      <text:list xml:id="list286997059" text:style-name="L6">
        <text:list-item>
          <text:p text:style-name="P30">Obtener el camino del estado inicial al estado solución (si existe)</text:p>
        </text:list-item>
      </text:list>
      <text:p text:style-name="P1"/>
      <text:p text:style-name="P1">Por otro lado se tiene el motor para problemas con adversarios (AdversarySearchEngine), el cual tiene las siguientes responsabilidades:</text:p>
      <text:p text:style-name="P1"/>
      <text:list xml:id="list545470482" text:style-name="L7">
        <text:list-item>
          <text:p text:style-name="P31">Computar el valor de un estado en el árbol de búsqueda</text:p>
        </text:list-item>
        <text:list-item>
          <text:p text:style-name="P31">Computar el mejor movimiento a realizar a un estado dado</text:p>
        </text:list-item>
        <text:list-item>
          <text:p text:style-name="P31">Obtener y definir los limites del árbol de búsqueda</text:p>
        </text:list-item>
      </text:list>
      <text:p text:style-name="P1"/>
      <text:p text:style-name="P1">Finalmente está el puente entre el motor de búsqueda y la aplicación que necesite del mismo (SimpleGame), esta debe tener la siguientes responsabilidades:</text:p>
      <text:p text:style-name="P1"/>
      <text:list xml:id="list1617075234" text:style-name="L8">
        <text:list-item>
          <text:p text:style-name="P32">Pasar requerimientos de movimiento al motor</text:p>
        </text:list-item>
        <text:list-item>
          <text:p text:style-name="P32">Mantener “la ultima jugada” de cada jugador</text:p>
        </text:list-item>
        <text:list-item>
          <text:p text:style-name="P32">Permitir deshacer una jugada</text:p>
        </text:list-item>
        <text:list-item>
          <text:p text:style-name="P32">Permitir cambiar ajustes del motor relacionadas a la dificultad</text:p>
        </text:list-item>
        <text:list-item>
          <text:p text:style-name="P32">Definir nombres de jugadores y cual comienza</text:p>
        </text:list-item>
        <text:list-item>
          <text:p text:style-name="P32">Ofrecer transparencia en comunicar las movidas, sin importar quienes jueguen, (humano vs computador), (computadora vs computadora), (humano vs humano), así también como pedir <text:s/>ayuda al motor (en caso de un humano).</text:p>
        </text:list-item>
      </text:list>
      <text:p text:style-name="P1"/>
      <text:p text:style-name="P1">Y al mismo tiempo hay que aclarar que NO tiene las siguientes responsabilidades:</text:p>
      <text:p text:style-name="P1"/>
      <text:list xml:id="list2114569635" text:style-name="L9">
        <text:list-item>
          <text:p text:style-name="P33">Comprobar que los estados pasados por la aplicación son correctos</text:p>
        </text:list-item>
      </text:list>
      <text:p text:style-name="P1"/>
      <text:p text:style-name="P1"/>
      <text:p text:style-name="P2">Diseño detallado:<text:tab/><text:tab/>[TODO:COMPLETAR]</text:p>
      <text:p text:style-name="P2"><text:soft-page-break/>Codificación y testing:<text:tab/>[TODO:COMPLETAR]</text:p>
      <text:p text:style-name="P2">Pruebas:<text:tab/><text:tab/><text:tab/>[TODO:COMPLETAR]</text:p>
      <text:p text:style-name="P2">Documentación:<text:tab/><text:tab/>[TODO:COMPLETAR]</text:p>
      <text:p text:style-name="P2">Ejempos:<text:tab/><text:tab/><text:tab/>[TODO:COMPLETAR]</text:p>
      <text:p text:style-name="P1"/>
      <text:p text:style-name="P3">Partes del informe:</text:p>
      <text:p text:style-name="P3"/>
      <text:p text:style-name="P3"><text:tab/>introducción</text:p>
      <text:p text:style-name="P3">Seccion A</text:p>
      <text:p text:style-name="P3"><text:tab/>requerimientos</text:p>
      <text:p text:style-name="P3"><text:tab/>Documentos de diseño (diagrama y acompañamiento y explicaciones de uso de la plataforma)</text:p>
      <text:p text:style-name="P3"><text:tab/><text:tab/>diseño detallado( nivel metodos)</text:p>
      <text:p text:style-name="P3"><text:tab/>codificacion y testing </text:p>
      <text:p text:style-name="P3"/>
      <text:p text:style-name="P3">Seccion B</text:p>
      <text:p text:style-name="P3"><text:tab/>pruebas(casos de estudio, numeros de bags)</text:p>
      <text:p text:style-name="P3"/>
      <text:p text:style-name="P3">Seccion C (Manual de usuario)</text:p>
      <text:p text:style-name="P3"><text:tab/>Documentación de como lo uso</text:p>
      <text:p text:style-name="P3"><text:tab/>Ejemplos</text:p>
      <text:p text:style-name="P3"/>
      <text:p text:style-name="P4">[TODO: COMBINAR LA DOCUMENTACIÓN DE LAS PRIMERAS ENTREG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1" text:outline-level="2"><text:soft-page-break/>Garoé:Una Plataforma Orientada a Objetos para el Desarrollo de Soluciones Algorítmicas basadas en Búsqueda‏</text:h>
      <text:p text:style-name="P20"/>
      <text:p text:style-name="P21"/>
      <text:p text:style-name="P21"/>
      <text:p text:style-name="P22"/>
      <text:p text:style-name="P23">Autores: Fiori, Carla Noelia</text:p>
      <text:p text:style-name="P23"><text:tab/> <text:s text:c="3"/>Gutierrez Brida, Simon Emmanuel</text:p>
      <text:p text:style-name="P23"/>
      <text:p text:style-name="P22"/>
      <text:p text:style-name="P22"/>
      <text:p text:style-name="P24">Universidad Nacional de Río Cuarto.</text:p>
      <text:p text:style-name="P24">07/Noviembre/2011</text:p>
      <text:p text:style-name="P21"/>
      <text:p text:style-name="P21"/>
      <text:p text:style-name="P21"/>
      <text:p text:style-name="P21"/>
      <text:p text:style-name="P21"><text:soft-page-break/>Índice</text:p>
      <table:table table:name="Tabla1" table:style-name="Tabla1">
        <table:table-column table:style-name="Tabla1.A"/>
        <table:table-column table:style-name="Tabla1.B"/>
        <table:table-row table:style-name="Tabla1.1">
          <table:table-cell table:style-name="Tabla1.A1" office:value-type="string">
            <text:p text:style-name="P34">1. Introducción……………………………………………………………………………………</text:p>
          </table:table-cell>
          <table:table-cell table:style-name="Tabla1.B1" office:value-type="string">
            <text:p text:style-name="P16">5</text:p>
          </table:table-cell>
        </table:table-row>
        <table:table-row table:style-name="Tabla1.1">
          <table:table-cell table:style-name="Tabla1.A1" office:value-type="string">
            <text:p text:style-name="P42">2. Objetivos……………………………………………………………………………………….</text:p>
          </table:table-cell>
          <table:table-cell table:style-name="Tabla1.B1" office:value-type="string">
            <text:p text:style-name="P16">5</text:p>
          </table:table-cell>
        </table:table-row>
        <table:table-row table:style-name="Tabla1.1">
          <table:table-cell table:style-name="Tabla1.A1" office:value-type="string">
            <text:p text:style-name="P42">3. Implementación del TAD…………..…………………………………………………………</text:p>
          </table:table-cell>
          <table:table-cell table:style-name="Tabla1.B1" office:value-type="string">
            <text:p text:style-name="P16">6</text:p>
          </table:table-cell>
        </table:table-row>
        <table:table-row table:style-name="Tabla1.1">
          <table:table-cell table:style-name="Tabla1.A1" office:value-type="string">
            <text:p text:style-name="P44">3.1. Planificación del Taller..……..…………………………………………………….</text:p>
          </table:table-cell>
          <table:table-cell table:style-name="Tabla1.B1" office:value-type="string">
            <text:p text:style-name="P16">6</text:p>
          </table:table-cell>
        </table:table-row>
        <table:table-row table:style-name="Tabla1.1">
          <table:table-cell table:style-name="Tabla1.A1" office:value-type="string">
            <text:p text:style-name="P44">3.2. En el aula: Actividades y Metodología………………………………………….</text:p>
          </table:table-cell>
          <table:table-cell table:style-name="Tabla1.B1" office:value-type="string">
            <text:p text:style-name="P16">8</text:p>
          </table:table-cell>
        </table:table-row>
        <table:table-row table:style-name="Tabla1.1">
          <table:table-cell table:style-name="Tabla1.A1" office:value-type="string">
            <text:p text:style-name="P45">3.2.1. Metodología……………………………………………………………..</text:p>
          </table:table-cell>
          <table:table-cell table:style-name="Tabla1.B1" office:value-type="string">
            <text:p text:style-name="P16">8</text:p>
          </table:table-cell>
        </table:table-row>
        <table:table-row table:style-name="Tabla1.1">
          <table:table-cell table:style-name="Tabla1.A1" office:value-type="string">
            <text:p text:style-name="P45">3.2.2. Actividades………………………………………………………………</text:p>
          </table:table-cell>
          <table:table-cell table:style-name="Tabla1.B1" office:value-type="string">
            <text:p text:style-name="P16">8</text:p>
          </table:table-cell>
        </table:table-row>
        <table:table-row table:style-name="Tabla1.1">
          <table:table-cell table:style-name="Tabla1.A1" office:value-type="string">
            <text:p text:style-name="P46">3.2.2.1. Inicio…………………………………………………………..</text:p>
          </table:table-cell>
          <table:table-cell table:style-name="Tabla1.B1" office:value-type="string">
            <text:p text:style-name="P16">9</text:p>
          </table:table-cell>
        </table:table-row>
        <table:table-row table:style-name="Tabla1.1">
          <table:table-cell table:style-name="Tabla1.A1" office:value-type="string">
            <text:p text:style-name="P46">3.2.2.2. Geografía…………………………………………………….</text:p>
          </table:table-cell>
          <table:table-cell table:style-name="Tabla1.B1" office:value-type="string">
            <text:p text:style-name="P16">9</text:p>
          </table:table-cell>
        </table:table-row>
        <table:table-row table:style-name="Tabla1.1">
          <table:table-cell table:style-name="Tabla1.A1" office:value-type="string">
            <text:p text:style-name="P46">3.2.2.3. Video………………………………………………………….</text:p>
          </table:table-cell>
          <table:table-cell table:style-name="Tabla1.B1" office:value-type="string">
            <text:p text:style-name="P16">10</text:p>
          </table:table-cell>
        </table:table-row>
        <table:table-row table:style-name="Tabla1.1">
          <table:table-cell table:style-name="Tabla1.A1" office:value-type="string">
            <text:p text:style-name="P46">3.2.2.4. Búsqueda de información…………………………………..</text:p>
          </table:table-cell>
          <table:table-cell table:style-name="Tabla1.B1" office:value-type="string">
            <text:p text:style-name="P16">11</text:p>
          </table:table-cell>
        </table:table-row>
        <table:table-row table:style-name="Tabla1.1">
          <table:table-cell table:style-name="Tabla1.A1" office:value-type="string">
            <text:p text:style-name="P46">3.2.2.5. Correo Electrónico…………………………………………..</text:p>
          </table:table-cell>
          <table:table-cell table:style-name="Tabla1.B1" office:value-type="string">
            <text:p text:style-name="P16">11</text:p>
          </table:table-cell>
        </table:table-row>
        <table:table-row table:style-name="Tabla1.1">
          <table:table-cell table:style-name="Tabla1.A1" office:value-type="string">
            <text:p text:style-name="P46">3.2.2.6. Chat…………………………………………………………..</text:p>
          </table:table-cell>
          <table:table-cell table:style-name="Tabla1.B1" office:value-type="string">
            <text:p text:style-name="P16">12</text:p>
          </table:table-cell>
        </table:table-row>
        <table:table-row table:style-name="Tabla1.1">
          <table:table-cell table:style-name="Tabla1.A1" office:value-type="string">
            <text:p text:style-name="P44">3.3. Espacios de Socialización………………………………………………………..</text:p>
          </table:table-cell>
          <table:table-cell table:style-name="Tabla1.B1" office:value-type="string">
            <text:p text:style-name="P16">12</text:p>
          </table:table-cell>
        </table:table-row>
        <table:table-row table:style-name="Tabla1.1">
          <table:table-cell table:style-name="Tabla1.A1" office:value-type="string">
            <text:p text:style-name="P18"><text:span text:style-name="T17">3.</text:span><text:span text:style-name="T17">4. Opiniones de los Protagonistas……………………..…………………………..</text:span></text:p>
          </table:table-cell>
          <table:table-cell table:style-name="Tabla1.B1" office:value-type="string">
            <text:p text:style-name="P16">13</text:p>
          </table:table-cell>
        </table:table-row>
        <table:table-row table:style-name="Tabla1.1">
          <table:table-cell table:style-name="Tabla1.A1" office:value-type="string">
            <text:p text:style-name="P19"><text:span text:style-name="T17">3.</text:span><text:span text:style-name="T17">4.1. Nuestro Profe, Jorge Guazzone……………………………………….</text:span></text:p>
          </table:table-cell>
          <table:table-cell table:style-name="Tabla1.B1" office:value-type="string">
            <text:p text:style-name="P16">13</text:p>
          </table:table-cell>
        </table:table-row>
        <table:table-row table:style-name="Tabla1.1">
          <table:table-cell table:style-name="Tabla1.A1" office:value-type="string">
            <text:p text:style-name="P19"><text:span text:style-name="T17">3.</text:span><text:span text:style-name="T17">4.2. Un docente voluntario del equipo de trabajo, Julián Conde………</text:span></text:p>
          </table:table-cell>
          <table:table-cell table:style-name="Tabla1.B1" office:value-type="string">
            <text:p text:style-name="P16">14</text:p>
          </table:table-cell>
        </table:table-row>
        <table:table-row table:style-name="Tabla1.1">
          <table:table-cell table:style-name="Tabla1.A1" office:value-type="string">
            <text:p text:style-name="P18"><text:span text:style-name="T17">3.</text:span><text:span text:style-name="T17">5. Viaje de Cierre………………………………………………………………………</text:span></text:p>
          </table:table-cell>
          <table:table-cell table:style-name="Tabla1.B1" office:value-type="string">
            <text:p text:style-name="P16">15</text:p>
          </table:table-cell>
        </table:table-row>
        <table:table-row table:style-name="Tabla1.1">
          <table:table-cell table:style-name="Tabla1.A1" office:value-type="string">
            <text:p text:style-name="P18"><text:span text:style-name="T17">3.</text:span><text:span text:style-name="T17">6. Acto de Cierre (Entrega de Certificados)……………………………………….</text:span></text:p>
          </table:table-cell>
          <table:table-cell table:style-name="Tabla1.B1" office:value-type="string">
            <text:p text:style-name="P16">17</text:p>
          </table:table-cell>
        </table:table-row>
        <table:table-row table:style-name="Tabla1.1">
          <table:table-cell table:style-name="Tabla1.A1" office:value-type="string">
            <text:p text:style-name="P17"><text:span text:style-name="T17">4</text:span><text:span text:style-name="T17">. Conclusión……………………………………………………………………………………..</text:span></text:p>
          </table:table-cell>
          <table:table-cell table:style-name="Tabla1.B1" office:value-type="string">
            <text:p text:style-name="P16">17</text:p>
          </table:table-cell>
        </table:table-row>
        <table:table-row table:style-name="Tabla1.1">
          <table:table-cell table:style-name="Tabla1.A1" office:value-type="string">
            <text:p text:style-name="P17"><text:span text:style-name="T17">5</text:span><text:span text:style-name="T17">. Referencias……………………………………………………………………………………</text:span></text:p>
          </table:table-cell>
          <table:table-cell table:style-name="Tabla1.B1" office:value-type="string">
            <text:p text:style-name="P16">20</text:p>
          </table:table-cell>
        </table:table-row>
      </table:table>
      <text:p text:style-name="P50"/>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5"><text:soft-page-break/><text:span text:style-name="T11">1-introducción</text:span><text:line-break/><text:span text:style-name="T18">descripción</text:span><text:span text:style-name="T13"> gral del problema</text:span><text:span text:style-name="T18"><text:line-break/>descripción</text:span><text:span text:style-name="T13"> mas especifica del problema concreto a resolver</text:span></text:p>
      <text:p text:style-name="P15"><text:span text:style-name="T11">descripción de la solución</text:span><text:line-break/><text:span text:style-name="T11">estructura del reporte (en esta sección tal y tal, en  esta otra tal y tal)</text:span><text:line-break/></text:p>
      <text:p text:style-name="P47">2-Preliminares (paraff q son patrones de diseño, cosas q necesito saber)</text:p>
      <text:p text:style-name="P15"><text:line-break/><text:span text:style-name="T11">3- Busqueda a la programación(aca va </text:span><text:span text:style-name="T13">Backtraking</text:span><text:span text:style-name="T11">, motores, q es busqueda, informada)</text:span><text:line-break/><text:span text:style-name="T11">busqueda en gral</text:span><text:line-break/><text:span text:style-name="T11">busqueda a problemas con advers</text:span><text:line-break/><text:span text:style-name="T11">....</text:span><text:line-break/><text:span text:style-name="T11">ejemplos</text:span><text:line-break/><text:line-break/><text:line-break/><text:span text:style-name="T11">4- Framework para solucion basados en busqueda</text:span><text:line-break/><text:span text:style-name="T11">breve introduccion, metodologias</text:span><text:line-break/><text:span text:style-name="T11">4.1 requeriientos(scope)</text:span><text:line-break/><text:span text:style-name="T11">4.2 diseño (de clases, no detallado)</text:span><text:line-break/><text:span text:style-name="T11">4.3 Implementacion (rutinas importantes- si queremos- ) usamos eclipse, por tal y tal cosa</text:span><text:line-break/><text:span text:style-name="T11">4.4 testing (tablitas)</text:span><text:line-break/><text:line-break/><text:span text:style-name="T11">5- casos de estudio</text:span><text:line-break/><text:line-break/><text:span text:style-name="T11">6-conclusiones</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1"><text:soft-page-break/>1. INTRODUCCION</text:p>
      <text:p text:style-name="P11"/>
      <text:p text:style-name="P9">introducción General:</text:p>
      <text:p text:style-name="Standard"/>
      <text:p text:style-name="P6">Uno de los elementos centrales en la construcción de soluciones algorítmicas a problemas es el uso de las denominadas <text:span text:style-name="T5">técnicas de diseño de algoritmos</text:span>. Las técnicas de diseño de algoritmos brindan formas, en cierto sentido genéricas, de pensar en soluciones a problemas algorítmicos. Algunos ejemplos de técnicas de diseño de algoritmos tradicionales son Divide &amp; Conquer (fuertemente ligada a recursión), programación dinámica (con importantes aplicaciones en problemas de optimización), y greedy (que muchas veces se aplica en la resolución aproximada de problemas). </text:p>
      <text:p text:style-name="P6"/>
      <text:p text:style-name="P6">Una técnica de diseño de algoritmos de gran importancia es la denominada Búsqueda. Esta técnica es sumamente general, e incluye backtracking, técnicas de búsqueda en problemas con adversarios, y otras. Esta técnica tiene una característica distintiva: su ámbito de aplicación es sumamente amplio. De hecho, existen paradigmas de programación basados en búsqueda (en particular, la Programación Lógica).</text:p>
      <text:p text:style-name="P6"/>
      <text:p text:style-name="P6">Un problema que se observa con frecuencia en soluciones algorítmicas basadas en búsqueda es que las implementaciones suelen ser muy cohesivas, mezclando cuestiones vinculadas al problema específico con otras más “generales”, como la implementación de motores de búsqueda. Esto en muchos casos está justificado por razones de eficiencia, pero hace muy difícil reutilizar elementos presentes en las implementaciones.</text:p>
      <text:p text:style-name="P6"/>
      <text:p text:style-name="P49">En este trabajo proponemos desarrollar una plataforma genérica y extensible, para el desarrollo de soluciones algorítmicas para problemas de búsqueda. A través del uso de esta plataforma, los motores de inferencia/búsqueda desarrollados podrán reutilizarse fácilmente por diferentes problemas, y la definición de problemas de búsqueda se podrá hacer de manera incremental sobre porciones “pre-implementadas” del concepto de problema de búsqueda. La plataforma será desarrollada en Java[AGREGAR REFERENCIA A SECCION DE JAVA], y se hará uso intensivo de genericidad y herencia para facilitar extensibilidad y parametrización en la solución.</text:p>
      <text:p text:style-name="P48"/>
      <text:p text:style-name="P10">Introducción detallada del problema:</text:p>
      <text:p text:style-name="P5"/>
      <text:p text:style-name="P5">Hay numerosos problemas que utilizan a búsqueda como técnica para diseñar la solución. En todos los casos siempre se pueden remarcar cuatro partes, estas son, el estado o modelo que describe una instancia del problema, el problema a resolver, métodos para cambiar un estado a otro aplicando un único paso de transformación* y el motor de búsqueda que a partir de un estado inicial y un problema encuentra un estado que bien puede ser la solución al problema planteado o bien ser un estado mas cercano a resolver al mismo.</text:p>
      <text:p text:style-name="P35">En todas las aplicaciones que utilizan búsqueda para resolver un problema, las partes previamente mencionadas están usualmente “pegadas” o incorrectamente modularizadas. El problema que esto trae es que para cada aplicación que requiere la resolución de algún problema mediante búsqueda se hace necesario el diseño e implementación de todas las partes.</text:p>
      <text:p text:style-name="P47"/>
      <text:p text:style-name="P35">[AGREGAR COMO NOTA AL PIE]</text:p>
      <text:p text:style-name="P35">*Los pasos de transformación pueden entenderse como cambios atómicos al estado, cambios que no pueden subdividirse en pasos mas pequeños.</text:p>
      <text:p text:style-name="P35"/>
      <text:p text:style-name="P35">**La genericidad con restricciones es aquella que restringe a los parámetros de clases para que deriven de una clase en particular, ej: Clase&lt;C implements Comparable&lt;C&gt;&gt;.</text:p>
      <text:p text:style-name="P36"/>
      <text:p text:style-name="P36"><text:soft-page-break/>3. BUSQUEDA DE PROGRAMACION</text:p>
      <text:p text:style-name="P12">3.1. Búsqueda</text:p>
      <text:p text:style-name="P12"/>
      <text:p text:style-name="P13">Para poder aplicar la técnica de búsqueda es necesario poder describir el problema como una búsqueda de configuraciones exitosas a partir de ciertas configuraciones iniciales, aplicando reglas de avances. Un problema debe contener estado o configuración, estado Inicial, Reglas de avance o de configuración, estado exitoso. </text:p>
      <text:p text:style-name="P13"/>
      <text:p text:style-name="P13"/>
      <text:p text:style-name="P47"/>
      <text:p text:style-name="P12">3.2. Backtracking</text:p>
      <text:p text:style-name="P47"/>
      <text:p text:style-name="P13">Backtracking (vuelta atrás) dentro de las técnicas de diseño de algoritmo, el método de vuelta atrás es uno de los de mas amplia utilización, en el sentido de que puede aplicarse en la resolución de un gran numero de problemas, especialmente en aquellos de optimización.</text:p>
      <text:p text:style-name="P13">Para ciertos problemas la única forma de resolverlos es a través de un estudio exhaustivo de un conjunto conocido a priori de posibles soluciones, en la que tratamos de encontrar una o todas las soluciones importantes y también la óptima.</text:p>
      <text:p text:style-name="P13">Para llevar a cabo este estudio exhaustivo, el diseño vuelta atrás propone una manera sistemática de generar todas las posibles soluciones siempre que dichas soluciones sean susceptibles de resolverse en etapas.</text:p>
      <text:p text:style-name="P13">En su forma básica la vuelta atrás se semeja a un recorrido en profundidad dentro de un árbol cuya existencia solo es implícita, y que denominaremos árbol de expansión. En donde cada nodo nivel k representa una parte de la solución y esta formada por k-etapas que se suponen ya realizadas.</text:p>
      <text:p text:style-name="P13">Sus hijos son las prolongaciones posibles al añadir una nueva etapa. Para examinar el conjunto de posibles soluciones es suficiente recorrer este árbol construyendo soluciones parciales a medida que se avanza en el recorrido.</text:p>
      <text:p text:style-name="P13">En este recorrido pueden suceder dos cosas. La primera es que tenga éxito si, procediendo de esta manera, se llega a una solución. Si lo único que buscábamos era una solución al problema, el algoritmo finaliza aquí; ahora bien, si lo que buscábamos eran todas las soluciones o la mejor entre todas ellas, el algoritmo seguirá explorando el árbol en búsqueda de soluciones alternativas. </text:p>
      <text:p text:style-name="P40">Por otra parte, el recorrido no tiene éxito si en alguna etapa la solución parcial construida hasta el momento no se puede completar; nos encontramos en lo que llamamos nodo fracaso. En tal caso, el algoritmo vuelve atrás (y de ahí su nombre) en su recorrido eliminando los elementos que se hubieran añadido en cada etapa a partir de ese nodo. En este retroceso, si existe uno o mas caminos aun no explorados que pueden conducir a soluciones, el recorrido del árbol continua por ellos.</text:p>
      <text:p text:style-name="P40"/>
      <text:p text:style-name="P12"><text:bookmark-start text:name="__DdeLink__485_1280638000"/>3.2. <text:s/>Ramificación y poda<text:bookmark-end text:name="__DdeLink__485_1280638000"/></text:p>
      <text:p text:style-name="P12"/>
      <text:p text:style-name="P13"/>
      <text:p text:style-name="P13">Este método de diseño y algoritmos es en realidad una variante del diseño vuelta atrás. </text:p>
      <text:p text:style-name="P13">Esta técnica de diseño, cuyo nombre proviene del termino ingles “branch and bound”, se aplica normalmente a problemas de optimización. </text:p>
      <text:p text:style-name="P13">Una característica que le hace diferencia al diseño anterior (vuelta atrás) es la posibilidad de generar nodos siguiendo distintas estrategias. Recordemos que el diseño vuela atrás realiza la generación de descendientes de una manera sistemática y de la misma forma para todos los problemas, haciendo un recorrido en profundidad del árbol que representa el espacio de soluciones.</text:p>
      <text:p text:style-name="P13">La técnica de ramificación y poda utiliza cotas, para poder podar aquellas ramas que no conducen a la solución óptima. Para ello calcula cada nodo una cota del posible valor de aquellas soluciones alcanzables desde este. Si la cota muestra que cualquiera de estas soluciones tiene que ser necesariamente peor que la mejor solución hallada hasta el momento no necesitamos seguir explorando pro esta rama del árbol, lo que permite realizar el procedimiento de poda.</text:p>
      <text:p text:style-name="P13"><text:soft-page-break/>Definimos nodo vivo del árbol a un nodo con posibilidades de ser ramificado, es decir, que no ha sido podado. Para determinar en cada momento que nodo va a ser expandido, y dependiendo de la estrategia de búsqueda seleccionada, necesitaremos almacenar todos los nodos vivos en una estructura que podamos recorrer. Emplearemos una pila para almacenar los nodos que se han generado pero no han sido examinados en una búsqueda de profundidad (LIFO). La búsqueda en amplitud usan una cola (FIFO) para almacenar los nodos vivos de tal manera que van explorando nodos en el mismo orden que son creados. La estrategia de mínimo coste utiliza una función de coste para decidir en cada momento que nodo debe explorarse, con la esperanza de alcanzar lo mas rápidamente posible una solución mas económica que la mejor encontrada hasta el momento. Utilizaremos en este caso una estructura de montículo (o cola de prioridades) para almacenar los nodos ordenados por su coste.</text:p>
      <text:p text:style-name="P13">Básicamente, en un algoritmo de ramificación y poda, se realiza tres etapas. La primera de ellas, denominada <text:span text:style-name="T5">selección</text:span> se encarga de extraer un nodo de entre el conjunto de los nodos vivos. La forma de escogerlos va a depender directamente de la estrategia de búsqueda que decidamos para el algoritmo. En la segunda etapa, la ramificación, se construye los posibles nodos hijos del nodo seleccionado en el paso anterior. <text:s/>Por ultimo se realiza la tercera etapa, la poda, en la que se eliminan algunos de los nodos creados en la etapa anterior. Esto contribuye a disminuir en lo posible y así atenuar la complejidad de estos algoritmos basados en la exploración de un árbol de posibilidades. Dependiendo de lo que se busca el algoritmo podría terminar en la primer solución encontrada si es que la hay o seguir buscando soluciones hasta que no le queden nodos disponibles. </text:p>
      <text:p text:style-name="P13">Para cada nodo del árbol dispondremos de una función de coste que nos estime el valor optimo de la solución si continuáramos por ese camino. De esta manera, si la cota que se obtiene para un nodo, es peor que una solución obtenida por otra rama, podemos podar esa rama porque no es interesante seguir por ella.</text:p>
      <text:p text:style-name="P13">En consecuencia, y a la vista de todo esto, podemos afirmara que lo que le da valor a esta técnica es la posibilidad de disponer distintas estrategias de exploración del árbol y de acotar la búsqueda de solución, en definitiva se traduce en eficiencia.</text:p>
      <text:p text:style-name="P13">Inicialmente, y antes de proceder a la poda de nodos, tendremos que disponer del coste de la mejor solución encontrada hasta el momento que permite excluir de futuras expansiones cualquier solución parcial con un coste mayor. Como muchas veces no se desea encontrar la primer solución para empezar a podar, un buen recurso para el problema de optimización es tomar como mejor solución inicial la obtenida por un algoritmo ávido, que como vimos no encuentra siempre la solución óptima, pero si la mas cercana a la óptima.</text:p>
      <text:p text:style-name="P13"/>
      <text:p text:style-name="P38">3.2. Motores de búsqueda</text:p>
      <text:p text:style-name="P38"/>
      <text:p text:style-name="P13">Los motores de búsqueda representan implementaciones de las distintas estrategias para recorrer y encontrar soluciones en un árbol de búsqueda. Por lo cual se explicaran las estrategias y se darán algunos detalles de implementación. </text:p>
      <text:p text:style-name="P13">Las dos primeras estrategias y de las cuales se derivan las demás, son búsqueda a lo ancho (breadth-first search) y búsqueda en profundidad (depth-first search). Ambos deben tener una forma de marcar los nodos como visitados.</text:p>
      <text:p text:style-name="P13"/>
      <text:p text:style-name="Standard"><text:span text:style-name="T14">3.2.1 Búsqueda a lo ancho</text:span><text:line-break/></text:p>
      <text:p text:style-name="P13">En esta búsqueda se utiliza una cola en la cual se van analizando los nodos almacenados de forma que si un nodo no es solución entonces se encolan todos sus hijos. Este análisis se va realizando hasta que se encuentra una solución o hasta que la cola quede vacía. El algoritmo comienza colocando el nodo correspondiente al estado inicial en la cola.</text:p>
      <text:p text:style-name="Standard">Esta estrategia tiene la ventaja de que si existe una solución, esta sera encontrada, si hay varios nodos exitosos en el árbol, la solución corresponderá al nodo de profundidad mínima. Y la desventaja de que la cantidad de nodos almacenados crece exponencialmente. </text:p>
      <text:p text:style-name="Standard"><text:soft-page-break/><text:span text:style-name="T14">3.2.1.1 Primero el Mejor<text:line-break/></text:span><text:span text:style-name="T12"><text:line-break/>Esta técnica esta basada en búsqueda informada y es una modificación de Búsqueda a la Ancho en donde la cola se cambio por una cola de prioridades. [pregunta NAZA]<text:line-break/></text:span><text:line-break/><text:span text:style-name="T14">3.2.2 Búsqueda en profundidad</text:span><text:line-break/><text:line-break/>En esta búsqueda se comienza analizando un nodo, si este es exitoso se retorna, y sino primero se obtienen todos sus hijos y se realiza una búsqueda recursiva comenzando con el primero de estos hijos. Este análisis comienza con la búsqueda del nodo correspondiente al estado inicial. Otra implementación podría ser mediante el uso de una pila, pero en este caso el tamaño de almacenamiento sera mucho mas grande que utilizar recursion sobre los hijos.</text:p>
      <text:p text:style-name="P13">Esta estrategia tiene la ventaja de tener un almacenamiento lineal con respecto a la altura del árbol. Pero tiene la desventaja de poder entrar en un ciclo infinito (un nodo tiene como hijo a otro que a su vez lo tiene como hijo al primero).</text:p>
      <text:p text:style-name="P13"/>
      <text:p text:style-name="Standard"><text:span text:style-name="T14">3.2.2.1. Iterative Deepening</text:span><text:line-break/><text:line-break/>Esta estrategia agrega una cota de profundidad al método de búsqueda en profundidad, haciendo que este busque hasta una profundidad n y si no encuentra una solución, este vuelve a realizar la búsqueda desde el estado inicial pero de una profundidad n + k. Repitiendo el proceso hasta encontrar una solución. Esta modificación a búsqueda en profundidad da la ventaja que tiene búsqueda a la ancho, sobre encontrar la solución en profundidad mínima y agrega la desventaja de volver a analizar nodos previamente analizados. <text:line-break/><text:line-break/><text:span text:style-name="T14">3.2.2.2. Hill Climbing<text:line-break/><text:line-break/></text:span><text:span text:style-name="T16">Utilizando una función de valoración de estados, podemos definir un nuevo algoritmo:<text:line-break/>1. Comenzar con el estado inicial como estado actual<text:line-break/>2(a). Si el estado actual es un estado exitoso, terminar exitosamente<text:line-break/>2(b). Sino, obtener los hijos del estado actual, uno a la vez, hasta encontrar uno con </text:span></text:p>
      <text:p text:style-name="Standard"><text:span text:style-name="T16">mayor valoración que el estado actual o agotar todos los hijos <text:line-break/>3(a). Si no existen hijos con mayor valoración que el estado actual, terminar <text:line-break/>3(b). Sino, volver al paso 2, con el primer hijo con valoración mayor como estado actual <text:line-break/><text:line-break/>Esta técnica es un ejemplo de búsqueda informada y se basa en la idea de que todo hijo con un mejor puntaje que el estado actual debe ser un paso hacia la solución. Esta idea no funciona cuando hay problemas donde se pueda tener etapas con un bajo puntaje que sin embargo llegan a una solucion. Casos del estilo “a veces para avanzar es necesario retroceder”</text:span><text:line-break/><text:line-break/><text:span text:style-name="T14">3.2.2.3. Búsqueda con adversarios </text:span></text:p>
      <text:p text:style-name="Standard"><text:span text:style-name="T14"/></text:p>
      <text:p text:style-name="Standard"><text:span text:style-name="T16">Los motores de búsqueda con adversario cambian con respecto a los motores de búsqueda mencionados anteriormente en que durante la búsqueda se tiene que considerar que hay dos tipos de soluciones, una para cada jugador y cada nivel corresponde a un jugador en particular. </text:span></text:p>
      <text:p text:style-name="Standard"><text:span text:style-name="T16"/></text:p>
      <text:p text:style-name="Standard"><text:span text:style-name="T14">3.2.2.3.1. Min Max<text:line-break/><text:line-break/><text:line-break/></text:span><text:line-break/> <text:line-break/><text:line-break/><text:soft-page-break/></text:p>
      <text:p text:style-name="P13"><text: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ArialMT" svg:font-family="ArialMT" style:font-family-generic="swiss"/>
    <style:font-face style:name="Courier New" svg:font-family="'Courier New'" style:font-family-generic="modern" style:font-pitch="fixed"/>
    <style:font-face style:name="URW Chancery L" svg:font-family="'URW Chancery 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16T20:33:21</meta:creation-date>
    <dc:date>2011-11-08T11:39:23</dc:date>
    <meta:editing-duration>PT14H23M19S</meta:editing-duration>
    <meta:editing-cycles>39</meta:editing-cycles>
    <meta:generator>OpenOffice.org/3.2$Linux OpenOffice.org_project/320m12$Build-9483</meta:generator>
    <dc:creator>Carla Fiori</dc:creator>
    <meta:document-statistic meta:table-count="1" meta:image-count="0" meta:object-count="0" meta:page-count="15" meta:paragraph-count="208" meta:word-count="4976" meta:character-count="31894"/>
  </office:meta>
</office:document-meta>
</file>